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Gothic" svg:font-family="Gothic"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3"/>
    <style:style style:name="P2" style:family="paragraph" style:parent-style-name="Text_20_body" style:list-style-name="L4"/>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Overview Target audience</text:h>
      <text:p text:style-name="Text_20_body">Target audience is used to give input for applications to identify if a different price structure should be applied and for statistics.</text:p>
      <text:p text:style-name="Text_20_body">The Target audience view shows all the target audiences in the system. They are shown in a table with the possibility to sort on the different field names. It is also possible to search for target audiences and to show hidden target audiences through the choices in the top bar. It is also possible to create a new target audiences from this view by clicking New target audiences.</text:p>
      <text:p text:style-name="Text_20_body">The table view contains the following fields:</text:p>
      <text:list xml:id="list447260845" text:style-name="L4">
        <text:list-item>
          <text:p text:style-name="P2">Target audience</text:p>
        </text:list-item>
        <text:list-item>
          <text:p text:style-name="P2">Description</text:p>
        </text:list-item>
      </text:list>
      <text:p text:style-name="Text_20_body">The filed target audience is linked to the actual target audience where you could see all the underlying content and make it active or inactive.</text:p>
      <text:p text:style-name="Text_20_body">Only system administrators are able to update the target audience. In order not to interfere with the statistics in the booking system it is vital not to change the target audiences. If you do change them, it might have an impact on your statistics and the way you treat your data. Hence, it is very important to think through the implementation of target audiences.</text:p>
      <text:h text:style-name="Heading_20_2" text:outline-level="2">Add new Target audience</text:h>
      <text:p text:style-name="Text_20_body">By clicking on the link Add new target audience found at the top bar in the target audience view it is possible to add new target audineces. The following values must be inserted for each new target audience:</text:p>
      <text:list xml:id="list86702828" text:style-name="L3">
        <text:list-item>
          <text:p text:style-name="P1">Target audience</text:p>
        </text:list-item>
        <text:list-item>
          <text:p text:style-name="P1">Description – not mandatory and target audiences are most often self explanatory</text:p>
        </text:list-item>
      </text:list>
      <text:p text:style-name="Text_20_body">Then save your new target audience.</text:p>
      <text:h text:style-name="Heading_20_2" text:outline-level="2">Edit Target audience</text:h>
      <text:p text:style-name="Text_20_body">By clicking on the link for target audience in the target audience view it is possible to edit the target audiences. The following options can be altered:</text:p>
      <text:list xml:id="list1044194969" text:continue-numbering="true" text:style-name="L3">
        <text:list-item>
          <text:p text:style-name="P1">Target audience</text:p>
        </text:list-item>
        <text:list-item>
          <text:p text:style-name="P1">Active / Inactive – the parameter most likely to be changed. Use this to hide obsolete target audiences.</text:p>
        </text:list-item>
        <text:list-item>
          <text:p text:style-name="P1">Description – not mandatory and target audiences are most often self explanatory</text:p>
        </text:list-item>
      </text:list>
      <text:p text:style-name="Text_20_body">Then save your edited target audi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Gothic" svg:font-family="Gothic"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redrik Sjöberg</meta:initial-creator>
    <meta:creation-date>2009-07-28T14:52:53</meta:creation-date>
    <dc:date>2009-08-03T08:34:50</dc:date>
    <dc:creator>Fredrik Sjöberg</dc:creator>
    <meta:editing-duration>PT00H50M06S</meta:editing-duration>
    <meta:editing-cycles>9</meta:editing-cycles>
    <meta:generator>OpenOffice.org/3.1$Unix OpenOffice.org_project/310m11$Build-9399</meta:generator>
    <meta:document-statistic meta:table-count="0" meta:image-count="0" meta:object-count="0" meta:page-count="1" meta:paragraph-count="19" meta:word-count="329" meta:character-count="1899"/>
  </office:meta>
</office:document-meta>
</file>